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svg:stroke-opacity="100%" draw:fill="none" draw:fill-color="#ffffff" draw:textarea-horizontal-align="left" draw:auto-grow-height="true" draw:auto-grow-width="false" fo:min-height="0.319cm" fo:min-width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 style:parent-style-name="objectwithoutfill">
      <style:graphic-properties draw:stroke="dash" draw:stroke-dash="Long_20_Dash" svg:stroke-width="0.028cm" svg:stroke-color="#000000" draw:marker-start-width="0.242cm" draw:marker-end-width="0.242cm" svg:stroke-linecap="butt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09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false" fo:min-height="7.621cm" fo:min-width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 style:list-style-name="L12">
      <style:graphic-properties draw:stroke="none" svg:stroke-color="#000000" draw:fill="none" draw:fill-color="#ffffff" draw:textarea-horizontal-align="left" draw:textarea-vertical-align="middle" draw:auto-grow-height="true" draw:auto-grow-width="false" fo:min-height="7.621cm" fo:min-width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 style:list-style-name="L13">
      <style:graphic-properties draw:stroke="none" svg:stroke-color="#000000" draw:fill="none" draw:fill-color="#ffffff" draw:textarea-horizontal-align="left" draw:textarea-vertical-align="middle" draw:auto-grow-height="true" draw:auto-grow-width="false" fo:min-height="7.621cm" fo:min-width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standard" style:list-style-name="L13">
      <style:graphic-properties draw:stroke="none" svg:stroke-color="#000000" draw:fill="none" draw:fill-color="#ffffff" draw:textarea-horizontal-align="left" draw:textarea-vertical-align="middle" draw:auto-grow-height="true" draw:auto-grow-width="false" fo:min-height="7.621cm" fo:min-width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false" fo:min-height="7.621cm" fo:min-width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false" fo:min-height="7.621cm" fo:min-width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false" fo:min-height="7.621cm" fo:min-width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false" fo:min-height="6.248cm" fo:min-width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 style:list-style-name="L9">
      <style:graphic-properties draw:stroke="none" svg:stroke-color="#000000" draw:fill="none" draw:fill-color="#ffffff" draw:textarea-horizontal-align="left" draw:textarea-vertical-align="middle" draw:auto-grow-height="true" draw:auto-grow-width="false" fo:min-height="6.097cm" fo:min-width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standard" style:list-style-name="L10">
      <style:graphic-properties draw:stroke="none" svg:stroke-color="#000000" draw:fill="none" draw:fill-color="#ffffff" draw:textarea-horizontal-align="left" draw:textarea-vertical-align="middle" draw:auto-grow-height="true" draw:auto-grow-width="false" fo:min-height="6.097cm" fo:min-width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 style:list-style-name="L11">
      <style:graphic-properties draw:stroke="none" svg:stroke-color="#000000" draw:fill="none" draw:fill-color="#ffffff" draw:textarea-horizontal-align="left" draw:textarea-vertical-align="middle" draw:auto-grow-height="true" draw:auto-grow-width="false" fo:min-height="7.113cm" fo:min-width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Noto Sans Devanagari" fo:font-size="11pt" fo:font-weight="bold" style:font-size-asian="11pt" style:font-weight-asian="bold" style:font-name-complex="Noto Sans Devanagari" style:font-size-complex="11pt" style:font-weight-complex="bold"/>
    </style:style>
    <style:style style:name="P5" style:family="paragraph">
      <style:paragraph-properties fo:text-align="center"/>
      <style:text-properties fo:hyphenate="false" loext:hyphenation-no-caps="false" loext:hyphenation-no-last-word="false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hyphenate="false" loext:hyphenation-no-caps="false" loext:hyphenation-no-last-word="false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Noto Sans Devanagari" fo:font-size="11pt" style:font-size-asian="11pt" style:font-size-complex="11pt" fo:hyphenate="false" loext:hyphenation-no-caps="false" loext:hyphenation-no-last-word="false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Noto Sans Devanagari" fo:font-size="11pt" fo:font-weight="bold" style:font-size-asian="11pt" style:font-weight-asian="bold" style:font-name-complex="Noto Sans Devanagari" style:font-size-complex="11pt" style:font-weight-complex="bold"/>
    </style:style>
    <style:style style:name="T3" style:family="text">
      <style:text-properties style:font-name="Noto Sans Devanagari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3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46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6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76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9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1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2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3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1" text:start-value="1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1" text:start-value="2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A7 OMR - 1" draw:style-name="dp1" draw:master-page-name="Default">
        <draw:g>
          <draw:frame draw:style-name="gr1" draw:text-style-name="P2" draw:layer="layout" svg:width="1.154cm" svg:height="0.623cm" svg:x="0.35cm" svg:y="1.31cm">
            <draw:text-box>
              <text:p text:style-name="P1"><text:span text:style-name="T1">नाम </text:span><text:span text:style-name="T1">: </text:span></text:p>
            </draw:text-box>
          </draw:frame>
          <draw:line draw:style-name="gr2" draw:text-style-name="P3" draw:layer="layout" svg:x1="1.25cm" svg:y1="1.85cm" svg:x2="7.25cm" svg:y2="1.85cm">
            <text:p/>
          </draw:line>
        </draw:g>
        <draw:g>
          <draw:frame draw:style-name="gr3" draw:text-style-name="P2" draw:layer="layout" svg:width="1.25cm" svg:height="0.623cm" svg:x="7.25cm" svg:y="1.31cm">
            <draw:text-box>
              <text:p text:style-name="P1"><text:span text:style-name="T1">कक्षा </text:span><text:span text:style-name="T1">: </text:span></text:p>
            </draw:text-box>
          </draw:frame>
          <draw:line draw:style-name="gr2" draw:text-style-name="P3" draw:layer="layout" svg:x1="8.158cm" svg:y1="1.85cm" svg:x2="10.158cm" svg:y2="1.85cm">
            <text:p/>
          </draw:line>
        </draw:g>
        <draw:frame draw:style-name="gr4" draw:text-style-name="P4" draw:layer="layout" svg:width="9.75cm" svg:height="0.759cm" svg:x="0.35cm" svg:y="0.35cm">
          <draw:text-box>
            <text:p text:style-name="P1"><text:span text:style-name="T2">आधुनिक विद्या निकेतन ट्यूशन सेंटर</text:span></text:p>
          </draw:text-box>
        </draw:frame>
        <draw:g>
          <draw:frame draw:style-name="gr3" draw:text-style-name="P2" draw:layer="layout" svg:width="1.25cm" svg:height="0.623cm" svg:x="10.042cm" svg:y="1.35cm">
            <draw:text-box>
              <text:p text:style-name="P1"><text:span text:style-name="T1">अंक </text:span><text:span text:style-name="T1">: </text:span></text:p>
            </draw:text-box>
          </draw:frame>
          <draw:line draw:style-name="gr2" draw:text-style-name="P3" draw:layer="layout" svg:x1="10.95cm" svg:y1="1.85cm" svg:x2="14.45cm" svg:y2="1.85cm">
            <text:p/>
          </draw:line>
        </draw:g>
        <draw:g>
          <draw:frame draw:style-name="gr5" draw:text-style-name="P7" draw:layer="layout" svg:width="3.2cm" svg:height="7.871cm" svg:x="0.55cm" svg:y="2.3cm">
            <draw:text-box>
              <text:list text:style-name="L2"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</text:list>
            </draw:text-box>
          </draw:frame>
          <draw:frame draw:style-name="gr6" draw:text-style-name="P7" draw:layer="layout" svg:width="3.2cm" svg:height="7.871cm" svg:x="4.117cm" svg:y="2.302cm">
            <draw:text-box>
              <text:list text:style-name="L3">
                <text:list-item>
                  <text:p text:style-name="P5"><text:span text:style-name="T3">Ⓐ Ⓑ Ⓒ Ⓓ</text:span></text:p>
                </text:list-item>
              </text:list>
              <text:list text:style-name="L2"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</text:list>
            </draw:text-box>
          </draw:frame>
          <draw:frame draw:style-name="gr7" draw:text-style-name="P7" draw:layer="layout" svg:width="3.2cm" svg:height="7.871cm" svg:x="7.683cm" svg:y="2.316cm">
            <draw:text-box>
              <text:list text:style-name="L4">
                <text:list-item>
                  <text:p text:style-name="P5"><text:span text:style-name="T3">Ⓐ Ⓑ Ⓒ Ⓓ</text:span></text:p>
                </text:list-item>
              </text:list>
              <text:list text:style-name="L2"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</text:list>
            </draw:text-box>
          </draw:frame>
          <draw:frame draw:style-name="gr8" draw:text-style-name="P7" draw:layer="layout" svg:width="3.2cm" svg:height="7.871cm" svg:x="11.25cm" svg:y="2.317cm">
            <draw:text-box>
              <text:list text:style-name="L5">
                <text:list-item>
                  <text:p text:style-name="P5"><text:span text:style-name="T3">Ⓐ Ⓑ Ⓒ Ⓓ</text:span></text:p>
                </text:list-item>
              </text:list>
              <text:list text:style-name="L2"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</text:list>
            </draw:text-box>
          </draw:frame>
        </draw:g>
        <draw:g>
          <draw:frame draw:style-name="gr3" draw:text-style-name="P2" draw:layer="layout" svg:width="1.25cm" svg:height="0.623cm" svg:x="10.042cm" svg:y="0.35cm">
            <draw:text-box>
              <text:p text:style-name="P1"><text:span text:style-name="T1">तिथि </text:span><text:span text:style-name="T1">: </text:span></text:p>
            </draw:text-box>
          </draw:frame>
          <draw:line draw:style-name="gr2" draw:text-style-name="P3" draw:layer="layout" svg:x1="10.95cm" svg:y1="0.85cm" svg:x2="14.45cm" svg:y2="0.85cm">
            <text:p/>
          </draw:line>
        </draw:g>
      </draw:page>
      <draw:page draw:name="page2" draw:style-name="dp1" draw:master-page-name="Default">
        <draw:g>
          <draw:frame draw:style-name="gr9" draw:text-style-name="P7" draw:layer="layout" svg:width="3.2cm" svg:height="7.871cm" svg:x="0.35cm" svg:y="1.312cm">
            <draw:text-box>
              <text:list text:style-name="L6">
                <text:list-item>
                  <text:p text:style-name="P5"><text:span text:style-name="T3">Ⓐ Ⓑ Ⓒ Ⓓ</text:span></text:p>
                </text:list-item>
              </text:list>
              <text:list text:style-name="L2"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</text:list>
            </draw:text-box>
          </draw:frame>
          <draw:frame draw:style-name="gr10" draw:text-style-name="P7" draw:layer="layout" svg:width="3.2cm" svg:height="7.871cm" svg:x="5.8cm" svg:y="1.318cm">
            <draw:text-box>
              <text:list text:style-name="L7">
                <text:list-item>
                  <text:p text:style-name="P5"><text:span text:style-name="T3">Ⓐ Ⓑ Ⓒ Ⓓ</text:span></text:p>
                </text:list-item>
              </text:list>
              <text:list text:style-name="L2"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</text:list>
            </draw:text-box>
          </draw:frame>
          <draw:frame draw:style-name="gr11" draw:text-style-name="P7" draw:layer="layout" svg:width="3.2cm" svg:height="7.871cm" svg:x="11.25cm" svg:y="1.319cm">
            <draw:text-box>
              <text:list text:style-name="L8">
                <text:list-item>
                  <text:p text:style-name="P5"><text:span text:style-name="T3">Ⓐ Ⓑ Ⓒ Ⓓ</text:span></text:p>
                </text:list-item>
              </text:list>
              <text:list text:style-name="L2"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</text:list>
            </draw:text-box>
          </draw:frame>
        </draw:g>
      </draw:page>
      <draw:page draw:name="page3" draw:style-name="dp1" draw:master-page-name="Default">
        <draw:frame draw:style-name="gr4" draw:text-style-name="P4" draw:layer="layout" svg:width="9.75cm" svg:height="0.759cm" svg:x="0.35cm" svg:y="0.35cm">
          <draw:text-box>
            <text:p text:style-name="P1"><text:span text:style-name="T2">आधुनिक विद्या निकेतन ट्यूशन सेंटर</text:span></text:p>
          </draw:text-box>
        </draw:frame>
        <draw:g>
          <draw:frame draw:style-name="gr3" draw:text-style-name="P2" draw:layer="layout" svg:width="1.25cm" svg:height="0.623cm" svg:x="10.042cm" svg:y="1.55cm">
            <draw:text-box>
              <text:p text:style-name="P1"><text:span text:style-name="T1">अंक </text:span><text:span text:style-name="T1">: </text:span></text:p>
            </draw:text-box>
          </draw:frame>
          <draw:line draw:style-name="gr2" draw:text-style-name="P3" draw:layer="layout" svg:x1="10.95cm" svg:y1="2.05cm" svg:x2="14.45cm" svg:y2="2.05cm">
            <text:p/>
          </draw:line>
        </draw:g>
        <draw:g>
          <draw:frame draw:style-name="gr12" draw:text-style-name="P7" draw:layer="layout" svg:width="3.2cm" svg:height="6.498cm" svg:x="0.6cm" svg:y="2.902cm">
            <draw:text-box>
              <text:list text:style-name="L2"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</text:list>
            </draw:text-box>
          </draw:frame>
          <draw:frame draw:style-name="gr13" draw:text-style-name="P7" draw:layer="layout" svg:width="3.2cm" svg:height="6.347cm" svg:x="4.15cm" svg:y="2.902cm">
            <draw:text-box>
              <text:list text:style-name="L9">
                <text:list-item>
                  <text:p text:style-name="P5"><text:span text:style-name="T3">Ⓐ Ⓑ Ⓒ Ⓓ</text:span></text:p>
                </text:list-item>
              </text:list>
              <text:list text:style-name="L2"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</text:list>
            </draw:text-box>
          </draw:frame>
          <draw:frame draw:style-name="gr14" draw:text-style-name="P7" draw:layer="layout" svg:width="3.2cm" svg:height="6.347cm" svg:x="7.7cm" svg:y="2.902cm">
            <draw:text-box>
              <text:list text:style-name="L10">
                <text:list-item>
                  <text:p text:style-name="P5"><text:span text:style-name="T3">Ⓐ Ⓑ Ⓒ Ⓓ</text:span></text:p>
                </text:list-item>
              </text:list>
              <text:list text:style-name="L2"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</text:list>
            </draw:text-box>
          </draw:frame>
          <draw:frame draw:style-name="gr15" draw:text-style-name="P7" draw:layer="layout" svg:width="3.2cm" svg:height="7.363cm" svg:x="11.25cm" svg:y="2.902cm">
            <draw:text-box>
              <text:list text:style-name="L11">
                <text:list-item>
                  <text:p text:style-name="P5"><text:span text:style-name="T3">Ⓐ Ⓑ Ⓒ Ⓓ</text:span></text:p>
                </text:list-item>
              </text:list>
              <text:list text:style-name="L2"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5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  <text:list-item>
                  <text:p text:style-name="P6"><text:span text:style-name="T3">Ⓐ Ⓑ Ⓒ Ⓓ</text:span></text:p>
                </text:list-item>
              </text:list>
            </draw:text-box>
          </draw:frame>
        </draw:g>
        <draw:g>
          <draw:frame draw:style-name="gr3" draw:text-style-name="P2" draw:layer="layout" svg:width="1.25cm" svg:height="0.623cm" svg:x="10.042cm" svg:y="0.35cm">
            <draw:text-box>
              <text:p text:style-name="P1"><text:span text:style-name="T1">तिथि </text:span><text:span text:style-name="T1">: </text:span></text:p>
            </draw:text-box>
          </draw:frame>
          <draw:line draw:style-name="gr2" draw:text-style-name="P3" draw:layer="layout" svg:x1="10.95cm" svg:y1="0.85cm" svg:x2="14.45cm" svg:y2="0.85cm">
            <text:p/>
          </draw:line>
        </draw:g>
        <draw:g>
          <draw:frame draw:style-name="gr1" draw:text-style-name="P2" draw:layer="layout" svg:width="1.154cm" svg:height="0.623cm" svg:x="0.35cm" svg:y="1.31cm">
            <draw:text-box>
              <text:p text:style-name="P1"><text:span text:style-name="T1">नाम </text:span><text:span text:style-name="T1">: </text:span></text:p>
            </draw:text-box>
          </draw:frame>
          <draw:line draw:style-name="gr2" draw:text-style-name="P3" draw:layer="layout" svg:x1="1.25cm" svg:y1="1.85cm" svg:x2="7.25cm" svg:y2="1.85cm">
            <text:p/>
          </draw:line>
        </draw:g>
        <draw:g>
          <draw:frame draw:style-name="gr3" draw:text-style-name="P2" draw:layer="layout" svg:width="1.25cm" svg:height="0.623cm" svg:x="0.35cm" svg:y="2.11cm">
            <draw:text-box>
              <text:p text:style-name="P1"><text:span text:style-name="T1">कक्षा </text:span><text:span text:style-name="T1">: </text:span></text:p>
            </draw:text-box>
          </draw:frame>
          <draw:line draw:style-name="gr2" draw:text-style-name="P3" draw:layer="layout" svg:x1="1.258cm" svg:y1="2.65cm" svg:x2="3.258cm" svg:y2="2.65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5cm" fo:margin-bottom="0.35cm" fo:margin-left="0.35cm" fo:margin-right="0.35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0:10:00.508291711</meta:creation-date>
    <dc:date>2023-05-22T23:25:36.936119870</dc:date>
    <meta:editing-duration>PT1H26M6S</meta:editing-duration>
    <meta:editing-cycles>6</meta:editing-cycles>
    <meta:generator>LibreOffice/7.4.7.2$Linux_X86_64 LibreOffice_project/40$Build-2</meta:generator>
    <meta:document-statistic meta:object-count="40"/>
  </office:meta>
</office:document-meta>
</file>